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paragraph-rsid="00085095"/>
    </style:style>
    <style:style style:name="P2" style:family="paragraph" style:parent-style-name="Preformatted_20_Text">
      <style:text-properties style:text-underline-style="solid" style:text-underline-width="auto" style:text-underline-color="font-color"/>
    </style:style>
    <style:style style:name="P3" style:family="paragraph" style:parent-style-name="Preformatted_20_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reformatted_20_Text">KRYPTOSABCDEFGHIJLMNQUVWXZ</text:p>
      <text:p text:style-name="Preformatted_20_Text">RYPTOSABCDEFGHIJLMNQUVWXZK</text:p>
      <text:p text:style-name="Preformatted_20_Text">YPTOSABCDEFGHIJLMNQUVWXZKR</text:p>
      <text:p text:style-name="Preformatted_20_Text">PTOSABCDEFGHIJLMNQUVWXZKRY</text:p>
      <text:p text:style-name="Preformatted_20_Text">TOSABCDEFGHIJLMNQUVWXZKRYP</text:p>
      <text:p text:style-name="Preformatted_20_Text">OSABCDEFGHIJLMNQUVWXZKRYPT</text:p>
      <text:p text:style-name="Preformatted_20_Text">SABCDEFGHIJLMNQUVWXZKRYPTO</text:p>
      <text:p text:style-name="Preformatted_20_Text">ABCDEFGHIJLMNQUVWXZKRYPTOS</text:p>
      <text:p text:style-name="Preformatted_20_Text">BCDEFGHIJLMNQUVWXZKRYPTOSA</text:p>
      <text:p text:style-name="Preformatted_20_Text">CDEFGHIJLMNQUVWXZKRYPTOSAB</text:p>
      <text:p text:style-name="Preformatted_20_Text">DEFGHIJLMNQUVWXZKRYPTOSABC</text:p>
      <text:p text:style-name="Preformatted_20_Text">EFGHIJLMNQUVWXZKRYPTOSABCD</text:p>
      <text:p text:style-name="Preformatted_20_Text">FGHIJLMNQUVWXZKRYPTOSABCDE</text:p>
      <text:p text:style-name="Preformatted_20_Text">GHIJLMNQUVWXZKRYPTOSABCDEF</text:p>
      <text:p text:style-name="Preformatted_20_Text">HIJLMNQUVWXZKRYPTOSABCDEFG</text:p>
      <text:p text:style-name="Preformatted_20_Text">IJLMNQUVWXZKRYPTOSABCDEFGH</text:p>
      <text:p text:style-name="Preformatted_20_Text">JLMNQUVWXZKRYPTOSABCDEFGHI</text:p>
      <text:p text:style-name="Preformatted_20_Text">LMNQUVWXZKRYPTOSABCDEFGHIJ</text:p>
      <text:p text:style-name="Preformatted_20_Text">MNQUVWXZKRYPTOSABCDEFGHIJL</text:p>
      <text:p text:style-name="Preformatted_20_Text">NQUVWXZKRYPTOSABCDEFGHIJLM</text:p>
      <text:p text:style-name="Preformatted_20_Text">QUVWXZKRYPTOSABCDEFGHIJLMN</text:p>
      <text:p text:style-name="Preformatted_20_Text">UVWXZKRYPTOSABCDEFGHIJLMNQ</text:p>
      <text:p text:style-name="Preformatted_20_Text">VWXZKRYPTOSABCDEFGHIJLMNQU</text:p>
      <text:p text:style-name="Preformatted_20_Text">WXZKRYPTOSABCDEFGHIJLMNQUV</text:p>
      <text:p text:style-name="Preformatted_20_Text">XZKRYPTOSABCDEFGHIJLMNQUVW</text:p>
      <text:p text:style-name="P3">ZKRYPTOSABCDEFGHIJLMNQUVWX</text:p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8:41:09.010093344</meta:creation-date>
    <dc:date>2024-05-05T19:44:01.623029470</dc:date>
    <meta:editing-duration>PT25M29S</meta:editing-duration>
    <meta:editing-cycles>1</meta:editing-cycles>
    <meta:document-statistic meta:table-count="0" meta:image-count="0" meta:object-count="0" meta:page-count="1" meta:paragraph-count="26" meta:word-count="26" meta:character-count="676" meta:non-whitespace-character-count="676"/>
    <meta:generator>LibreOffice/7.4.7.2$Linux_X86_64 LibreOffice_project/40$Build-2</meta:generator>
  </office:meta>
</office:document-meta>
</file>